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3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5]" office:value-type="float" office:value="4.08" calcext:value-type="float">
            <text:p>4.08</text:p>
          </table:table-cell>
          <table:table-cell table:style-name="ce124" table:formula="of:=[.E65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2]" office:value-type="float" office:value="4.17" calcext:value-type="float">
            <text:p>4.17</text:p>
          </table:table-cell>
          <table:table-cell table:style-name="ce124" table:formula="of:=[.E82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01" calcext:value-type="float">
            <text:p>5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4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2"/>
          <table:table-cell table:style-name="ce142"/>
          <table:table-cell table:style-name="ce125" office:value-type="float" office:value="8.27" calcext:value-type="float">
            <text:p>8.27</text:p>
          </table:table-cell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 office:value-type="float" office:value="4.41" calcext:value-type="float">
            <text:p>4.41</text:p>
          </table:table-cell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2"/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2"/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 table:style-name="ce17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" calcext:value-type="float">
            <text:p>5.2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5" calcext:value-type="float">
            <text:p>8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5" calcext:value-type="float">
            <text:p>5.2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Jesus zurürckkehrte, nahm in das Volk auf, denn alle erwarteten ih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5" calcext:value-type="float">
            <text:p>5.2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6" calcext:value-type="float">
            <text:p>5.2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7" calcext:value-type="float">
            <text:p>5.2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6" office:value-type="float" office:value="9.2" calcext:value-type="float">
            <text:p>9.20</text:p>
          </table:table-cell>
          <table:table-cell table:style-name="ce139"/>
          <table:table-cell table:style-name="ce145"/>
          <table:table-cell table:style-name="ce126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6" office:value-type="float" office:value="5.25" calcext:value-type="float">
            <text:p>5.25</text:p>
          </table:table-cell>
          <table:table-cell table:style-name="ce139"/>
          <table:table-cell table:style-name="ce126" office:value-type="float" office:value="5.34" calcext:value-type="float">
            <text:p>5.34</text:p>
          </table:table-cell>
          <table:table-cell table:style-name="ce121"/>
          <table:table-cell table:style-name="ce122"/>
          <table:table-cell table:style-name="ce126" office:value-type="float" office:value="8.43" calcext:value-type="float">
            <text:p>8.43</text:p>
          </table:table-cell>
          <table:table-cell table:style-name="ce164"/>
          <table:table-cell table:style-name="ce126" office:value-type="float" office:value="8.48" calcext:value-type="float">
            <text:p>8.48</text:p>
          </table:table-cell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r blutflüssigen Frau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5" calcext:value-type="float">
            <text:p>5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72]" office:value-type="float" office:value="9.34" calcext:value-type="float">
            <text:p>9.34</text:p>
          </table:table-cell>
          <table:table-cell table:style-name="ce124" table:formula="of:=[.E172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4]" office:value-type="float" office:value="10.07" calcext:value-type="float">
            <text:p>10.07</text:p>
          </table:table-cell>
          <table:table-cell table:style-name="ce124" table:formula="of:=[.E184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91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eine Fre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5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96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97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12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15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19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1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6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4" calcext:value-type="float">
            <text:p>4.3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0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2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3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4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6" calcext:value-type="float">
            <text:p>4.3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5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4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" calcext:value-type="float">
            <text:p>6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 office:value-type="float" office:value="14.36" calcext:value-type="float">
            <text:p>14.36</text:p>
          </table:table-cell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6.2" calcext:value-type="float">
            <text:p>6.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1" calcext:value-type="float">
            <text:p>9.8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0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7" calcext:value-type="float">
            <text:p>9.80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72" calcext:value-type="float">
            <text:p>9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809" calcext:value-type="float">
            <text:p>9.8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" calcext:value-type="float">
            <text:p>9.810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1" calcext:value-type="float">
            <text:p>9.8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5">
          <table:table-cell table:style-name="ce121"/>
          <table:table-cell table:style-name="ce122"/>
          <table:table-cell table:style-name="ce125" table:formula="of:=[.D387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815" calcext:value-type="float">
            <text:p>9.8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6" calcext:value-type="float">
            <text:p>9.8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821" calcext:value-type="float">
            <text:p>9.8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7" calcext:value-type="float">
            <text:p>9.8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818" calcext:value-type="float">
            <text:p>9.8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4" calcext:value-type="float">
            <text:p>9.8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9" calcext:value-type="float">
            <text:p>9.8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" calcext:value-type="float">
            <text:p>9.8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5" calcext:value-type="float">
            <text:p>9.8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60"/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35" calcext:value-type="float">
            <text:p>1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75" calcext:value-type="float">
            <text:p>8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07]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8" calcext:value-type="float">
            <text:p>8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0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10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99" calcext:value-type="float">
            <text:p>17.99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a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39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6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50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68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78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79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90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03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65" calcext:value-type="float">
            <text:p>23.3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75" calcext:value-type="float">
            <text:p>23.3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14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Wachsam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6" calcext:value-type="float">
            <text:p>13.336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5">
          <table:table-cell table:style-name="ce121"/>
          <table:table-cell table:style-name="ce122"/>
          <table:table-cell table:style-name="ce124" table:formula="of:=[.D523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9" calcext:value-type="float">
            <text:p>13.3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13.34" calcext:value-type="float">
            <text:p>13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27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3" calcext:value-type="float">
            <text:p>13.34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4" calcext:value-type="float">
            <text:p>13.34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3.345" calcext:value-type="float">
            <text:p>13.3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42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60"/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132"/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5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969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604"/>
      </table:named-expressions>
      <table:database-ranges>
        <table:database-range table:name="SortierRange" table:target-range-address="Parallelstellen.C2:Parallelstellen.AM604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60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0:36:47.369384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6-26T21:34:28.700181712</dc:date>
    <meta:editing-duration>P3DT12H47M50S</meta:editing-duration>
    <meta:editing-cycles>580</meta:editing-cycles>
    <meta:generator>LibreOffice/6.3.5.2$Linux_X86_64 LibreOffice_project/30$Build-2</meta:generator>
    <meta:document-statistic meta:table-count="1" meta:cell-count="3864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